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414" officeooo:paragraph-rsid="001c5414"/>
    </style:style>
    <style:style style:name="P2" style:family="paragraph" style:parent-style-name="Standard">
      <style:text-properties officeooo:paragraph-rsid="001c5414"/>
    </style:style>
    <style:style style:name="P3" style:family="paragraph" style:parent-style-name="Standard">
      <style:text-properties officeooo:rsid="001e1fbc" officeooo:paragraph-rsid="001e1fbc"/>
    </style:style>
    <style:style style:name="T1" style:family="text">
      <style:text-properties officeooo:rsid="001c5414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 PAS OUBLIER: “</text:span><text:span text:style-name="T3">Afin de comparer les différentes mises en œuvres, il est souhaitable qu’à chaque exécution, les personnes partent de la même place.</text:span></text:p>
      <text:p text:style-name="P1">“</text:p>
      <text:p text:style-name="P1"/>
      <text:p text:style-name="P3">Et le prof veut qu'un fasse un super rapport: intro(poser le pb exposer ce qu'on va faire)+ developpement (difficulté rencontrées , solutions, estce que c'est une bonne solution etc..) + 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47:30.538830939</meta:creation-date>
    <meta:generator>LibreOffice/4.2.8.2$Linux_X86_64 LibreOffice_project/420m0$Build-2</meta:generator>
    <dc:date>2016-09-16T16:49:25.193507885</dc:date>
    <meta:editing-duration>PT54S</meta:editing-duration>
    <meta:editing-cycles>2</meta:editing-cycles>
    <meta:document-statistic meta:table-count="0" meta:image-count="0" meta:object-count="0" meta:page-count="1" meta:paragraph-count="3" meta:word-count="56" meta:character-count="346" meta:non-whitespace-character-count="293"/>
  </office:meta>
</office:document-meta>
</file>